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c393" officeooo:paragraph-rsid="000fc393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0fc393" officeooo:paragraph-rsid="000fc39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c393" officeooo:paragraph-rsid="000fc39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c393" officeooo:paragraph-rsid="0011768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20pt" fo:font-weight="normal" officeooo:rsid="000fc393" officeooo:paragraph-rsid="000fc393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20pt" fo:font-weight="normal" officeooo:rsid="000fc393" officeooo:paragraph-rsid="00117686" style:font-size-asian="20pt" style:font-weight-asian="normal" style:font-size-complex="20pt" style:font-weight-complex="normal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c393" officeooo:paragraph-rsid="00117686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17686" style:font-size-asian="10pt" style:font-size-complex="1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officeooo:rsid="00117686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O Grito</text:span><text:tab/><text:tab/><text:span text:style-name="T2">Pedras Vivas</text:span><text:span text:style-name="T3"><text:tab/></text:span><text:span text:style-name="T6">[ <text:s text:c="2"/>]</text:span></text:p>
      <text:p text:style-name="P3"><text:span text:style-name="T2"/></text:p>
      <text:p text:style-name="P5">Lá na cruz</text:p>
      <text:p text:style-name="P5">Meu passado, minhas dores e aflições</text:p>
      <text:p text:style-name="P5">Lá na cruz</text:p>
      <text:p text:style-name="P5">Minha vitória, nova vida, nova história</text:p>
      <text:p text:style-name="P5">Sangue derramado</text:p>
      <text:p text:style-name="P5">Preço que foi pago</text:p>
      <text:p text:style-name="P5">Por amor a mim</text:p>
      <text:p text:style-name="P5">Poderes ou palavras</text:p>
      <text:p text:style-name="P5">Nada se compara</text:p>
      <text:p text:style-name="P5">Ao grito que foi dado</text:p>
      <text:p text:style-name="P5">Está consumado!</text:p>
      <text:p text:style-name="P5"/>
      <text:p text:style-name="P5">Ôôô ôôô ôôô ôôô ôô</text:p>
      <text:p text:style-name="P5"/>
      <text:p text:style-name="P5">Filho de Davi</text:p>
      <text:p text:style-name="P5">Preciso de um milagre</text:p>
      <text:p text:style-name="P5">Tem misericórdia de mim</text:p>
      <text:p text:style-name="P5">Quebra as correntes</text:p>
      <text:p text:style-name="P5">Cura minhas feridas</text:p>
      <text:p text:style-name="P5">O grito já foi dado na cruz</text:p>
      <text:p text:style-name="P5"/>
      <text:p text:style-name="P5"/>
      <text:p text:style-name="P7"><text:span text:style-name="T5">O Grito</text:span><text:tab/><text:tab/><text:span text:style-name="T2">Pedras Vivas</text:span><text:span text:style-name="T3"><text:tab/></text:span><text:span text:style-name="T6">[ <text:s text:c="2"/>]</text:span></text:p>
      <text:p text:style-name="P4"><text:span text:style-name="T2"/></text:p>
      <text:p text:style-name="P6">Lá na cruz</text:p>
      <text:p text:style-name="P6">Meu passado, minhas dores e aflições</text:p>
      <text:p text:style-name="P6">Lá na cruz</text:p>
      <text:p text:style-name="P6">Minha vitória, nova vida, nova história</text:p>
      <text:p text:style-name="P6">Sangue derramado</text:p>
      <text:p text:style-name="P6">Preço que foi pago</text:p>
      <text:p text:style-name="P6">Por amor a mim</text:p>
      <text:p text:style-name="P6">Poderes ou palavras</text:p>
      <text:p text:style-name="P6">Nada se compara</text:p>
      <text:p text:style-name="P6">Ao grito que foi dado</text:p>
      <text:p text:style-name="P6">Está consumado!</text:p>
      <text:p text:style-name="P6"/>
      <text:p text:style-name="P6">Ôôô ôôô ôôô ôôô ôô</text:p>
      <text:p text:style-name="P6"/>
      <text:p text:style-name="P6">Filho de Davi</text:p>
      <text:p text:style-name="P6">Preciso de um milagre</text:p>
      <text:p text:style-name="P6">Tem misericórdia de mim</text:p>
      <text:p text:style-name="P6">Quebra as correntes</text:p>
      <text:p text:style-name="P6">Cura minhas feridas</text:p>
      <text:p text:style-name="P6">O grito já foi dado na cru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7T14:46:15.865983934</dc:date>
    <meta:editing-cycles>12</meta:editing-cycles>
    <meta:editing-duration>PT18M27S</meta:editing-duration>
    <meta:generator>LibreOffice/5.2.4.2.1$Linux_X86_64 LibreOffice_project/20m0$Build-2</meta:generator>
    <meta:document-statistic meta:table-count="0" meta:image-count="0" meta:object-count="0" meta:page-count="1" meta:paragraph-count="38" meta:word-count="152" meta:character-count="760" meta:non-whitespace-character-count="640"/>
  </office:meta>
</office:document-meta>
</file>